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7mm" fo:break-before="auto" style:use-optimal-row-height="true"/>
    </style:style>
    <style:style style:name="ro3" style:family="table-row">
      <style:table-row-properties style:row-height="14.9mm" fo:break-before="auto" style:use-optimal-row-height="fals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6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15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49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6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y4bpHn8u5yy6Wy54aV2p0WwyL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mm" svg:x2="35.15mm" svg:y2="86.1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4mm" table:end-y="4.4mm" draw:z-index="0" draw:style-name="gr3" draw:text-style-name="P3" svg:width="35.13mm" svg:height="9.15mm" svg:x="0mm" svg:y="0.54mm" draw:control="control1"/>
            <draw:control table:end-cell-address="Aide.B3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41">
            <draw:control table:end-cell-address="Aide.B7" table:end-x="12.2mm" table:end-y="3.21mm" draw:z-index="1" draw:style-name="gr3" draw:text-style-name="P3" svg:width="34.79mm" svg:height="10.15mm" svg:x="0mm" svg:y="3.65mm" draw:control="control2"/>
            <draw:control table:end-cell-address="Aide.B7" table:end-x="12.18mm" table:end-y="3.25mm" draw:z-index="4" draw:style-name="gr3" draw:text-style-name="P3" svg:width="34.77mm" svg:height="10.18mm" svg:x="0mm" svg:y="3.66mm" draw:control="control4"/>
          </table:table-cell>
          <table:table-cell table:number-columns-repeated="1023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veau 1" table:style-name="ta1" table:protected="true" table:protection-key="my4bpHn8u5yy6Wy54aV2p0WwyL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60mm" svg:y1="4.95mm" svg:x2="60mm" svg:y2="21.09mm">
            <text:p/>
          </draw:line>
          <draw:line draw:z-index="1" draw:style-name="gr5" draw:text-style-name="P1" svg:x1="85.37mm" svg:y1="5.29mm" svg:x2="85.37mm" svg:y2="21.43mm">
            <text:p/>
          </draw:line>
          <draw:line draw:z-index="2" draw:style-name="gr5" draw:text-style-name="P1" svg:x1="161.64mm" svg:y1="59.29mm" svg:x2="161.64mm" svg:y2="103.6mm">
            <text:p/>
          </draw:line>
          <draw:line draw:z-index="3" draw:style-name="gr4" draw:text-style-name="P1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5"/>
          <draw:line draw:z-index="5" draw:style-name="gr5" draw:text-style-name="P1" svg:x1="161.53mm" svg:y1="163.55mm" svg:x2="161.53mm" svg:y2="208.18mm">
            <text:p/>
          </draw:line>
          <draw:line draw:z-index="6" draw:style-name="gr4" draw:text-style-name="P1" svg:x1="224.47mm" svg:y1="164.13mm" svg:x2="225.1mm" svg:y2="208.18mm">
            <text:p/>
          </draw:line>
          <draw:line draw:z-index="7" draw:style-name="gr5" draw:text-style-name="P1" svg:x1="446.82mm" svg:y1="163.87mm" svg:x2="446.82mm" svg:y2="193.55mm">
            <text:p/>
          </draw:line>
          <draw:line draw:z-index="8" draw:style-name="gr5" draw:text-style-name="P1" svg:x1="446.74mm" svg:y1="59.47mm" svg:x2="446.74mm" svg:y2="89.03mm">
            <text:p/>
          </draw:line>
          <draw:line draw:z-index="9" draw:style-name="gr4" draw:text-style-name="P1" svg:x1="510.25mm" svg:y1="59.49mm" svg:x2="510.25mm" svg:y2="89.43mm">
            <text:p/>
          </draw:line>
          <draw:line draw:z-index="10" draw:style-name="gr4" draw:text-style-name="P1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6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27"/>
        <table:table-row table:style-name="ro3">
          <table:table-cell table:style-name="ce1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27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3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27"/>
          <table:covered-table-cell table:number-columns-repeated="2" table:style-name="ce16"/>
          <table:covered-table-cell table:style-name="ce55"/>
          <table:covered-table-cell table:number-columns-repeated="2" table:style-name="ce112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3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3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6" table:number-columns-spanned="2" table:number-rows-spanned="1"/>
          <table:covered-table-cell table:style-name="ce29"/>
          <table:table-cell table:style-name="ce31"/>
          <table:table-cell table:style-name="ce6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6" table:number-columns-spanned="2" table:number-rows-spanned="1"/>
          <table:covered-table-cell table:style-name="ce68"/>
          <table:table-cell table:style-name="ce31"/>
          <table:table-cell table:style-name="ce6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style-name="ce5" table:formula="of:=[$Données.A48]" office:value-type="string" office:string-value="Signe de (-x-26)" calcext:value-type="string">
            <text:p>Signe de (-x-26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/>
          <table:table-cell table:style-name="ce5" table:formula="of:=COM.MICROSOFT.CONCAT(&quot;Signe de &quot;;[Données.D42])" office:value-type="string" office:string-value="Signe de (x-6)" calcext:value-type="string">
            <text:p>Signe de (x-6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style-name="ce5" table:formula="of:=[$Données.A49]" office:value-type="string" office:string-value="Signe de (-x-16)" calcext:value-type="string">
            <text:p>Signe de (-x-16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/>
          <table:table-cell table:style-name="ce5" table:formula="of:=COM.MICROSOFT.CONCAT(&quot;Signe de &quot;;[Données.D44])" office:value-type="string" office:string-value="Signe de (-x-25)" calcext:value-type="string">
            <text:p>Signe de (-x-25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style-name="ce5" table:formula="of:=[$Données.A50]" office:value-type="string" office:string-value="Signe de (-x-26)(-x-16)" calcext:value-type="string">
            <text:p>Signe de (-x-26)(-x-16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x-6) / (-x-25)" calcext:value-type="string">
            <text:p>Signe de (x-6) / (-x-25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3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3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8" table:formula="of:=IF([.$C$17];[Données.C47];&quot;&quot;)" table:number-columns-spanned="2" table:number-rows-spanned="1">
            <text:p/>
          </table:table-cell>
          <table:covered-table-cell table:style-name="ce6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68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8" table:formula="of:=IF([.$C$17];[Données.C52];&quot;&quot;)" table:number-columns-spanned="2" table:number-rows-spanned="1">
            <text:p/>
          </table:table-cell>
          <table:covered-table-cell table:style-name="ce6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68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5" table:formula="of:=[.A5]" office:value-type="string" office:string-value="Signe de (-x-26)" calcext:value-type="string">
            <text:p>Signe de (-x-26)</text:p>
          </table:table-cell>
          <table:table-cell table:style-name="ce14" table:formula="of:=IF([.$C$17];[Données.B48];&quot;&quot;)">
            <text:p/>
          </table:table-cell>
          <table:table-cell table:style-name="ce68" table:formula="of:=IF([.$C$17];[Données.C48];&quot;&quot;)" table:number-columns-spanned="2" table:number-rows-spanned="1">
            <text:p/>
          </table:table-cell>
          <table:covered-table-cell table:style-name="ce68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68" table:formula="of:=IF([.$C$17];[Données.F48];&quot;&quot;)" table:number-columns-spanned="2" table:number-rows-spanned="1">
            <text:p/>
          </table:table-cell>
          <table:covered-table-cell table:style-name="ce68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x-6)" calcext:value-type="string">
            <text:p>Signe de (x-6)</text:p>
          </table:table-cell>
          <table:table-cell table:style-name="ce14" table:formula="of:=IF([.$C$17];[Données.B53];&quot;&quot;)">
            <text:p/>
          </table:table-cell>
          <table:table-cell table:style-name="ce68" table:formula="of:=IF([.$C$17];[Données.C53];&quot;&quot;)" table:number-columns-spanned="2" table:number-rows-spanned="1">
            <text:p/>
          </table:table-cell>
          <table:covered-table-cell table:style-name="ce68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68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5" table:formula="of:=[.A6]" office:value-type="string" office:string-value="Signe de (-x-16)" calcext:value-type="string">
            <text:p>Signe de (-x-16)</text:p>
          </table:table-cell>
          <table:table-cell table:style-name="ce14" table:formula="of:=IF([.$C$17];[Données.B49];&quot;&quot;)">
            <text:p/>
          </table:table-cell>
          <table:table-cell table:style-name="ce68" table:formula="of:=IF([.$C$17];[Données.C49];&quot;&quot;)" table:number-columns-spanned="2" table:number-rows-spanned="1">
            <text:p/>
          </table:table-cell>
          <table:covered-table-cell table:style-name="ce68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68" table:formula="of:=IF([.$C$17];[Données.F49];&quot;&quot;)" table:number-columns-spanned="2" table:number-rows-spanned="1">
            <text:p/>
          </table:table-cell>
          <table:covered-table-cell table:style-name="ce68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-x-25)" calcext:value-type="string">
            <text:p>Signe de (-x-25)</text:p>
          </table:table-cell>
          <table:table-cell table:style-name="ce14" table:formula="of:=IF([.$C$17];[Données.B54];&quot;&quot;)">
            <text:p/>
          </table:table-cell>
          <table:table-cell table:style-name="ce68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68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5" table:formula="of:=[.A7]" office:value-type="string" office:string-value="Signe de (-x-26)(-x-16)" calcext:value-type="string">
            <text:p>Signe de (-x-26)(-x-16)</text:p>
          </table:table-cell>
          <table:table-cell table:style-name="ce14" table:formula="of:=IF([.$C$17];[Données.B50];&quot;&quot;)">
            <text:p/>
          </table:table-cell>
          <table:table-cell table:style-name="ce68" table:formula="of:=IF([.$C$17];[Données.C50];&quot;&quot;)" table:number-columns-spanned="2" table:number-rows-spanned="1">
            <text:p/>
          </table:table-cell>
          <table:covered-table-cell table:style-name="ce68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68" table:formula="of:=IF([.$C$17];[Données.F50];&quot;&quot;)" table:number-columns-spanned="2" table:number-rows-spanned="1">
            <text:p/>
          </table:table-cell>
          <table:covered-table-cell table:style-name="ce68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x-6) / (-x-25)" calcext:value-type="string">
            <text:p>Signe de (x-6) / (-x-25)</text:p>
          </table:table-cell>
          <table:table-cell table:style-name="ce14" table:formula="of:=IF([.$C$17];[Données.B55];&quot;&quot;)">
            <text:p/>
          </table:table-cell>
          <table:table-cell table:style-name="ce68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68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3">
          <table:table-cell table:style-name="ce27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27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3">
          <table:table-cell table:style-name="ce27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27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3">
          <table:table-cell table:style-name="ce27"/>
          <table:table-cell table:style-name="ce15"/>
          <table:table-cell table:style-name="ce27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3">
          <table:table-cell table:style-name="ce27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3" table:number-rows-repeated="3">
          <table:table-cell table:style-name="ce27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3">
          <table:table-cell table:style-name="ce27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3">
          <table:table-cell table:style-name="ce27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3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3">
          <table:table-cell/>
          <table:table-cell table:style-name="ce27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>
          <table:table-cell table:number-columns-repeated="2"/>
          <table:table-cell table:style-name="ce27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2" table:style-name="ta1" table:protected="true" table:protection-key="my4bpHn8u5yy6Wy54aV2p0WwyL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161.18mm" svg:y1="59.54mm" svg:x2="161.18mm" svg:y2="104.64mm">
            <text:p/>
          </draw:line>
          <draw:line draw:z-index="2" draw:style-name="gr4" draw:text-style-name="P1" svg:x1="206.8mm" svg:y1="59.49mm" svg:x2="206.8mm" svg:y2="104.41mm">
            <text:p/>
          </draw:line>
          <draw:line draw:z-index="3" draw:style-name="gr5" draw:text-style-name="P1" svg:x1="161.86mm" svg:y1="164.4mm" svg:x2="161.86mm" svg:y2="209.34mm">
            <text:p/>
          </draw:line>
          <draw:line draw:z-index="4" draw:style-name="gr4" draw:text-style-name="P1" svg:x1="207.08mm" svg:y1="164.28mm" svg:x2="207.08mm" svg:y2="209.02mm">
            <text:p/>
          </draw:line>
          <draw:line draw:z-index="5" draw:style-name="gr5" draw:text-style-name="P1" svg:x1="422.68mm" svg:y1="59.27mm" svg:x2="422.68mm" svg:y2="89.38mm">
            <text:p/>
          </draw:line>
          <draw:line draw:z-index="6" draw:style-name="gr4" draw:text-style-name="P1" svg:x1="468.05mm" svg:y1="59.39mm" svg:x2="468.05mm" svg:y2="89.38mm">
            <text:p/>
          </draw:line>
          <draw:line draw:z-index="7" draw:style-name="gr4" draw:text-style-name="P1" svg:x1="422.5mm" svg:y1="164.5mm" svg:x2="422.5mm" svg:y2="194.4mm">
            <text:p/>
          </draw:line>
          <draw:line draw:z-index="8" draw:style-name="gr4" draw:text-style-name="P1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7"/>
          <draw:control draw:z-index="10" draw:style-name="gr3" draw:text-style-name="P4" svg:width="39.9mm" svg:height="16.8mm" svg:x="349.83mm" svg:y="6.03mm" draw:control="control8"/>
          <draw:control draw:z-index="11" draw:style-name="gr3" draw:text-style-name="P4" svg:width="40.19mm" svg:height="16.8mm" svg:x="395.34mm" svg:y="6.67mm" draw:control="control9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4">
          <table:table-cell table:style-name="ce1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15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4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covered-table-cell table:number-columns-repeated="2" table:style-name="ce115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4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6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6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5" table:formula="of:=[$Données.A67]" office:value-type="string" office:string-value="Signe de (7x+2)" calcext:value-type="string">
            <text:p>Signe de (7x+2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 table:style-name="ce13"/>
          <table:table-cell table:style-name="ce5" table:formula="of:=[$Données.A72]" office:value-type="string" office:string-value="Signe de (-5x-2)" calcext:value-type="string">
            <text:p>Signe de (-5x-2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5" table:formula="of:=[$Données.A68]" office:value-type="string" office:string-value="Signe de (6x+2)" calcext:value-type="string">
            <text:p>Signe de (6x+2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13"/>
          <table:table-cell table:style-name="ce5" table:formula="of:=[$Données.A73]" office:value-type="string" office:string-value="Signe de (4x-7)" calcext:value-type="string">
            <text:p>Signe de (4x-7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5" table:formula="of:=[$Données.A69]" office:value-type="string" office:string-value="Signe de (7x+2)(6x+2)" calcext:value-type="string">
            <text:p>Signe de (7x+2)(6x+2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13"/>
          <table:table-cell table:style-name="ce5" table:formula="of:=[$Données.A74]" office:value-type="string" office:string-value="Signe de (-5x-2) / (4x-7)" calcext:value-type="string">
            <text:p>Signe de (-5x-2) / (4x-7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7"/>
        </table:table-row>
        <table:table-row table:style-name="ro4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7"/>
        </table:table-row>
        <table:table-row table:style-name="ro4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7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4">
          <table:table-cell table:style-name="ce5" table:formula="of:=[.A5]" office:value-type="string" office:string-value="Signe de (7x+2)" calcext:value-type="string">
            <text:p>Signe de (7x+2)</text:p>
          </table:table-cell>
          <table:table-cell table:style-name="ce75" table:formula="of:=IF([.$C$17];[Données.B67];&quot;&quot;)">
            <text:p/>
          </table:table-cell>
          <table:table-cell table:style-name="ce122" table:formula="of:=IF([.$C$17];[Données.C67];&quot;&quot;)" table:number-columns-spanned="2" table:number-rows-spanned="1">
            <text:p/>
          </table:table-cell>
          <table:covered-table-cell table:style-name="ce123"/>
          <table:table-cell table:style-name="ce122" table:formula="of:=IF([.$C$17];[Données.E67];&quot;&quot;)">
            <text:p/>
          </table:table-cell>
          <table:table-cell table:style-name="ce123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5x-2)" calcext:value-type="string">
            <text:p>Signe de (-5x-2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22" table:formula="of:=IF([.$C$17];[Données.C72];&quot;&quot;)" table:number-columns-spanned="2" table:number-rows-spanned="1">
            <text:p/>
          </table:table-cell>
          <table:covered-table-cell table:style-name="ce123"/>
          <table:table-cell table:style-name="ce122" table:formula="of:=IF([.$C$17];[Données.E72];&quot;&quot;)">
            <text:p/>
          </table:table-cell>
          <table:table-cell table:style-name="ce123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4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[.$C$17];[Données.B68];&quot;&quot;)">
            <text:p/>
          </table:table-cell>
          <table:table-cell table:style-name="ce123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22" table:formula="of:=IF([.$C$17];[Données.E68];&quot;&quot;)">
            <text:p/>
          </table:table-cell>
          <table:table-cell table:style-name="ce122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4x-7)" calcext:value-type="string">
            <text:p>Signe de (4x-7)</text:p>
          </table:table-cell>
          <table:table-cell table:style-name="ce75" table:formula="of:=IF([.$C$17];[Données.B73];&quot;&quot;)">
            <text:p/>
          </table:table-cell>
          <table:table-cell table:style-name="ce123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22" table:formula="of:=IF([.$C$17];[Données.E73];&quot;&quot;)">
            <text:p/>
          </table:table-cell>
          <table:table-cell table:style-name="ce122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4">
          <table:table-cell table:style-name="ce5" table:formula="of:=[.A7]" office:value-type="string" office:string-value="Signe de (7x+2)(6x+2)" calcext:value-type="string">
            <text:p>Signe de (7x+2)(6x+2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68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5x-2) / (4x-7)" calcext:value-type="string">
            <text:p>Signe de (-5x-2) / (4x-7)</text:p>
          </table:table-cell>
          <table:table-cell table:style-name="ce80" table:formula="of:=IF([.$C$17];[Données.B74];&quot;&quot;)">
            <text:p/>
          </table:table-cell>
          <table:table-cell table:style-name="ce68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68" table:formula="of:=IF([.$C$17];[Données.E74];&quot;&quot;)">
            <text:p/>
          </table:table-cell>
          <table:table-cell table:style-name="ce68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4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3" table:style-name="ta1" table:protected="true" table:protection-key="my4bpHn8u5yy6Wy54aV2p0WwyL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96mm" svg:x2="222.1mm" svg:y2="119.93mm">
            <text:p/>
          </draw:line>
          <draw:line draw:z-index="2" draw:style-name="gr4" draw:text-style-name="P1" svg:x1="304.54mm" svg:y1="59.26mm" svg:x2="304.54mm" svg:y2="119.45mm">
            <text:p/>
          </draw:line>
          <draw:line draw:z-index="3" draw:style-name="gr5" draw:text-style-name="P1" svg:x1="222.11mm" svg:y1="149.32mm" svg:x2="222.11mm" svg:y2="209.28mm">
            <text:p/>
          </draw:line>
          <draw:line draw:z-index="4" draw:style-name="gr4" draw:text-style-name="P1" svg:x1="304.89mm" svg:y1="149.21mm" svg:x2="304.89mm" svg:y2="208.22mm">
            <text:p/>
          </draw:line>
          <draw:line draw:z-index="5" draw:style-name="gr5" draw:text-style-name="P1" svg:x1="387.74mm" svg:y1="59.4mm" svg:x2="387.74mm" svg:y2="119.18mm">
            <text:p/>
          </draw:line>
          <draw:line draw:z-index="6" draw:style-name="gr4" draw:text-style-name="P1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5.64mm" draw:control="control11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4">
          <table:table-cell table:style-name="ce1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15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6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4]" office:value-type="string" office:string-value="Signe de (4x+1)" calcext:value-type="string">
            <text:p>Signe de (4x+1)</text:p>
          </table:table-cell>
          <table:table-cell table:style-name="ce89"/>
          <table:table-cell table:style-name="ce144" table:number-columns-spanned="2" table:number-rows-spanned="1"/>
          <table:covered-table-cell table:style-name="ce149"/>
          <table:table-cell table:style-name="ce138"/>
          <table:table-cell table:style-name="ce149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5]" office:value-type="string" office:string-value="Signe de (-4x+1)" calcext:value-type="string">
            <text:p>Signe de (-4x+1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6]" office:value-type="string" office:string-value="Signe de (-5x-7)" calcext:value-type="string">
            <text:p>Signe de (-5x-7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7]" office:value-type="string" office:string-value="Signe de (4x+1)(-4x+1)(-5x-7)" calcext:value-type="string">
            <text:p>Signe de (4x+1)(-4x+1)(-5x-7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13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22"/>
          <table:table-cell table:style-name="ce122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4">
          <table:table-cell table:style-name="ce5" table:formula="of:=[.A5]" office:value-type="string" office:string-value="Signe de (4x+1)" calcext:value-type="string">
            <text:p>Signe de (4x+1)</text:p>
          </table:table-cell>
          <table:table-cell table:style-name="ce75" table:formula="of:=IF([.$C$17];[Données.B84];&quot;&quot;)">
            <text:p/>
          </table:table-cell>
          <table:table-cell table:style-name="ce123" table:formula="of:=IF([.$C$17];[Données.C84];&quot;&quot;)" table:number-columns-spanned="2" table:number-rows-spanned="1">
            <text:p/>
          </table:table-cell>
          <table:covered-table-cell table:style-name="ce123"/>
          <table:table-cell table:style-name="ce123" table:formula="of:=IF([.$C$17];[Données.E84];&quot;&quot;)">
            <text:p/>
          </table:table-cell>
          <table:table-cell table:style-name="ce123" table:formula="of:=IF([.$C$17];[Données.F84];&quot;&quot;)" table:number-columns-spanned="2" table:number-rows-spanned="1">
            <text:p/>
          </table:table-cell>
          <table:covered-table-cell table:style-name="ce122"/>
          <table:table-cell table:style-name="ce123" table:formula="of:=IF([.$C$17];[Données.H84];&quot;&quot;)">
            <text:p/>
          </table:table-cell>
          <table:table-cell table:style-name="ce123" table:formula="of:=IF([.$C$17];[Données.I84];&quot;&quot;)" table:number-columns-spanned="2" table:number-rows-spanned="1">
            <text:p/>
          </table:table-cell>
          <table:covered-table-cell table:style-name="ce122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6]" office:value-type="string" office:string-value="Signe de (-4x+1)" calcext:value-type="string">
            <text:p>Signe de (-4x+1)</text:p>
          </table:table-cell>
          <table:table-cell table:style-name="ce75" table:formula="of:=IF([.$C$17];[Données.B85];&quot;&quot;)">
            <text:p/>
          </table:table-cell>
          <table:table-cell table:style-name="ce123" table:formula="of:=IF([.$C$17];[Données.C85];&quot;&quot;)" table:number-columns-spanned="2" table:number-rows-spanned="1">
            <text:p/>
          </table:table-cell>
          <table:covered-table-cell table:style-name="ce123"/>
          <table:table-cell table:style-name="ce123" table:formula="of:=IF([.$C$17];[Données.E85];&quot;&quot;)">
            <text:p/>
          </table:table-cell>
          <table:table-cell table:style-name="ce123" table:formula="of:=IF([.$C$17];[Données.F85];&quot;&quot;)" table:number-columns-spanned="2" table:number-rows-spanned="1">
            <text:p/>
          </table:table-cell>
          <table:covered-table-cell table:style-name="ce122"/>
          <table:table-cell table:style-name="ce123" table:formula="of:=IF([.$C$17];[Données.H85];&quot;&quot;)">
            <text:p/>
          </table:table-cell>
          <table:table-cell table:style-name="ce123" table:formula="of:=IF([.$C$17];[Données.I85];&quot;&quot;)" table:number-columns-spanned="2" table:number-rows-spanned="1">
            <text:p/>
          </table:table-cell>
          <table:covered-table-cell table:style-name="ce122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7]" office:value-type="string" office:string-value="Signe de (-5x-7)" calcext:value-type="string">
            <text:p>Signe de (-5x-7)</text:p>
          </table:table-cell>
          <table:table-cell table:style-name="ce75" table:formula="of:=IF([.$C$17];[Données.B86];&quot;&quot;)">
            <text:p/>
          </table:table-cell>
          <table:table-cell table:style-name="ce123" table:formula="of:=IF([.$C$17];[Données.C86];&quot;&quot;)" table:number-columns-spanned="2" table:number-rows-spanned="1">
            <text:p/>
          </table:table-cell>
          <table:covered-table-cell table:style-name="ce123"/>
          <table:table-cell table:style-name="ce123" table:formula="of:=IF([.$C$17];[Données.E86];&quot;&quot;)">
            <text:p/>
          </table:table-cell>
          <table:table-cell table:style-name="ce123" table:formula="of:=IF([.$C$17];[Données.F86];&quot;&quot;)" table:number-columns-spanned="2" table:number-rows-spanned="1">
            <text:p/>
          </table:table-cell>
          <table:covered-table-cell table:style-name="ce122"/>
          <table:table-cell table:style-name="ce123" table:formula="of:=IF([.$C$17];[Données.H86];&quot;&quot;)">
            <text:p/>
          </table:table-cell>
          <table:table-cell table:style-name="ce123" table:formula="of:=IF([.$C$17];[Données.I86];&quot;&quot;)" table:number-columns-spanned="2" table:number-rows-spanned="1">
            <text:p/>
          </table:table-cell>
          <table:covered-table-cell table:style-name="ce122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.A8]" office:value-type="string" office:string-value="Signe de (4x+1)(-4x+1)(-5x-7)" calcext:value-type="string">
            <text:p>Signe de (4x+1)(-4x+1)(-5x-7)</text:p>
          </table:table-cell>
          <table:table-cell table:style-name="ce75" table:formula="of:=IF([.$C$17];[Données.B87];&quot;&quot;)">
            <text:p/>
          </table:table-cell>
          <table:table-cell table:style-name="ce123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23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4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4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4" table:style-name="ta1" table:protected="true" table:protection-key="my4bpHn8u5yy6Wy54aV2p0WwyLo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3" form:id="control13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41mm" svg:x2="222.1mm" svg:y2="103.93mm">
            <text:p/>
          </draw:line>
          <draw:line draw:z-index="2" draw:style-name="gr4" draw:text-style-name="P1" svg:x1="304.54mm" svg:y1="59.76mm" svg:x2="304.54mm" svg:y2="104.45mm">
            <text:p/>
          </draw:line>
          <draw:line draw:z-index="3" draw:style-name="gr5" draw:text-style-name="P1" svg:x1="222.11mm" svg:y1="178.57mm" svg:x2="222.11mm" svg:y2="224.28mm">
            <text:p/>
          </draw:line>
          <draw:line draw:z-index="4" draw:style-name="gr4" draw:text-style-name="P1" svg:x1="304.89mm" svg:y1="178.93mm" svg:x2="304.89mm" svg:y2="223.22mm">
            <text:p/>
          </draw:line>
          <draw:line draw:z-index="5" draw:style-name="gr5" draw:text-style-name="P1" svg:x1="387.74mm" svg:y1="59.41mm" svg:x2="387.74mm" svg:y2="104.18mm">
            <text:p/>
          </draw:line>
          <draw:line draw:z-index="6" draw:style-name="gr4" draw:text-style-name="P1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2"/>
          <draw:control draw:z-index="8" draw:style-name="gr3" draw:text-style-name="P4" svg:width="39.9mm" svg:height="16.8mm" svg:x="276.58mm" svg:y="6.64mm" draw:control="control13"/>
          <draw:line draw:z-index="9" draw:style-name="gr4" draw:text-style-name="P1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4">
          <table:table-cell table:style-name="ce1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15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6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97]" office:value-type="string" office:string-value="Signe de (10x+1)" calcext:value-type="string">
            <text:p>Signe de (10x+1)</text:p>
          </table:table-cell>
          <table:table-cell table:style-name="ce89"/>
          <table:table-cell table:style-name="ce144" table:number-columns-spanned="2" table:number-rows-spanned="1"/>
          <table:covered-table-cell table:style-name="ce149"/>
          <table:table-cell table:style-name="ce138"/>
          <table:table-cell table:style-name="ce149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98]" office:value-type="string" office:string-value="Signe de (-5x-4)" calcext:value-type="string">
            <text:p>Signe de (-5x-4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99]" office:value-type="string" office:string-value="Signe de (-3x-8)" calcext:value-type="string">
            <text:p>Signe de (-3x-8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100]" office:value-type="string" office:string-value="Signe de 1 / [(10x+1)(-5x-4)(-3x-8)]" calcext:value-type="string">
            <text:p>Signe de 1 / [(10x+1)(-5x-4)(-3x-8)]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13"/>
        </table:table-row>
        <table:table-row table:style-name="ro4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4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4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22"/>
          <table:table-cell table:style-name="ce122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[.$C$19];[Données.B97];&quot;&quot;)">
            <text:p/>
          </table:table-cell>
          <table:table-cell table:style-name="ce123" table:formula="of:=IF([.$C$19];[Données.C97];&quot;&quot;)" table:number-columns-spanned="2" table:number-rows-spanned="1">
            <text:p/>
          </table:table-cell>
          <table:covered-table-cell table:style-name="ce123"/>
          <table:table-cell table:style-name="ce123" table:formula="of:=IF([.$C$19];[Données.E97];&quot;&quot;)">
            <text:p/>
          </table:table-cell>
          <table:table-cell table:style-name="ce123" table:formula="of:=IF([.$C$19];[Données.F97];&quot;&quot;)" table:number-columns-spanned="2" table:number-rows-spanned="1">
            <text:p/>
          </table:table-cell>
          <table:covered-table-cell table:style-name="ce122"/>
          <table:table-cell table:style-name="ce123" table:formula="of:=IF([.$C$19];[Données.H97];&quot;&quot;)">
            <text:p/>
          </table:table-cell>
          <table:table-cell table:style-name="ce123" table:formula="of:=IF([.$C$19];[Données.I97];&quot;&quot;)" table:number-columns-spanned="2" table:number-rows-spanned="1">
            <text:p/>
          </table:table-cell>
          <table:covered-table-cell table:style-name="ce122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[.$C$19];[Données.B98];&quot;&quot;)">
            <text:p/>
          </table:table-cell>
          <table:table-cell table:style-name="ce123" table:formula="of:=IF([.$C$19];[Données.C98];&quot;&quot;)" table:number-columns-spanned="2" table:number-rows-spanned="1">
            <text:p/>
          </table:table-cell>
          <table:covered-table-cell table:style-name="ce123"/>
          <table:table-cell table:style-name="ce123" table:formula="of:=IF([.$C$19];[Données.E98];&quot;&quot;)">
            <text:p/>
          </table:table-cell>
          <table:table-cell table:style-name="ce123" table:formula="of:=IF([.$C$19];[Données.F98];&quot;&quot;)" table:number-columns-spanned="2" table:number-rows-spanned="1">
            <text:p/>
          </table:table-cell>
          <table:covered-table-cell table:style-name="ce122"/>
          <table:table-cell table:style-name="ce123" table:formula="of:=IF([.$C$19];[Données.H98];&quot;&quot;)">
            <text:p/>
          </table:table-cell>
          <table:table-cell table:style-name="ce123" table:formula="of:=IF([.$C$19];[Données.I98];&quot;&quot;)" table:number-columns-spanned="2" table:number-rows-spanned="1">
            <text:p/>
          </table:table-cell>
          <table:covered-table-cell table:style-name="ce122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7]" office:value-type="string" office:string-value="Signe de (-3x-8)" calcext:value-type="string">
            <text:p>Signe de (-3x-8)</text:p>
          </table:table-cell>
          <table:table-cell table:style-name="ce75" table:formula="of:=IF([.$C$19];[Données.B99];&quot;&quot;)">
            <text:p/>
          </table:table-cell>
          <table:table-cell table:style-name="ce123" table:formula="of:=IF([.$C$19];[Données.C99];&quot;&quot;)" table:number-columns-spanned="2" table:number-rows-spanned="1">
            <text:p/>
          </table:table-cell>
          <table:covered-table-cell table:style-name="ce123"/>
          <table:table-cell table:style-name="ce123" table:formula="of:=IF([.$C$19];[Données.E99];&quot;&quot;)">
            <text:p/>
          </table:table-cell>
          <table:table-cell table:style-name="ce123" table:formula="of:=IF([.$C$19];[Données.F99];&quot;&quot;)" table:number-columns-spanned="2" table:number-rows-spanned="1">
            <text:p/>
          </table:table-cell>
          <table:covered-table-cell table:style-name="ce122"/>
          <table:table-cell table:style-name="ce123" table:formula="of:=IF([.$C$19];[Données.H99];&quot;&quot;)">
            <text:p/>
          </table:table-cell>
          <table:table-cell table:style-name="ce123" table:formula="of:=IF([.$C$19];[Données.I99];&quot;&quot;)" table:number-columns-spanned="2" table:number-rows-spanned="1">
            <text:p/>
          </table:table-cell>
          <table:covered-table-cell table:style-name="ce122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8]" office:value-type="string" office:string-value="Signe de 1 / [(10x+1)(-5x-4)(-3x-8)]" calcext:value-type="string">
            <text:p>Signe de 1 / [(10x+1)(-5x-4)(-3x-8)]</text:p>
          </table:table-cell>
          <table:table-cell table:style-name="ce75" table:formula="of:=IF([.$C$19];[Données.B100];&quot;&quot;)">
            <text:p/>
          </table:table-cell>
          <table:table-cell table:style-name="ce123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23" table:formula="of:=IF([.$C$19];[Données.E100];&quot;&quot;)">
            <text:p/>
          </table:table-cell>
          <table:table-cell table:style-name="ce123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23" table:formula="of:=IF([.$C$19];[Données.H100];&quot;&quot;)">
            <text:p/>
          </table:table-cell>
          <table:table-cell table:style-name="ce123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4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nnées" table:style-name="ta1" table:protected="true" table:protection-key="my4bpHn8u5yy6Wy54aV2p0WwyLo=" table:protection-key-digest-algorithm="http://www.w3.org/2000/09/xmldsig#sha1">
        <loext:table-protection loext:select-protected-cells="true" loext:select-unprotected-cells="true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column table:style-name="co27" table:default-cell-style-name="ce173"/>
        <table:table-column table:style-name="co28" table:default-cell-style-name="ce173"/>
        <table:table-column table:style-name="co29" table:default-cell-style-name="ce173"/>
        <table:table-column table:style-name="co30" table:number-columns-repeated="2" table:default-cell-style-name="ce173"/>
        <table:table-column table:style-name="co31" table:number-columns-repeated="5" table:default-cell-style-name="ce173"/>
        <table:table-column table:style-name="co32" table:default-cell-style-name="ce173"/>
        <table:table-column table:style-name="co33" table:default-cell-style-name="ce173"/>
        <table:table-column table:style-name="co33" table:default-cell-style-name="ce237"/>
        <table:table-column table:style-name="co33" table:number-columns-repeated="5" table:default-cell-style-name="ce173"/>
        <table:table-column table:style-name="co1" table:number-columns-repeated="1003" table:default-cell-style-name="ce173"/>
        <table:table-row table:style-name="ro6">
          <table:table-cell table:style-name="ce169" office:value-type="string" calcext:value-type="string" table:number-columns-spanned="15" table:number-rows-spanned="1">
            <text:p>KELLER Stéphane Lycée agricole Louis Pasteur</text:p>
          </table:table-cell>
          <table:covered-table-cell table:style-name="ce169"/>
          <table:covered-table-cell table:style-name="ce247"/>
          <table:covered-table-cell table:style-name="ce263"/>
          <table:covered-table-cell table:number-columns-repeated="11" table:style-name="ce175"/>
          <table:table-cell table:style-name="ce300"/>
          <table:table-cell table:style-name="ce175" table:number-columns-repeated="951"/>
          <table:table-cell table:number-columns-repeated="57"/>
        </table:table-row>
        <table:table-row table:style-name="ro1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128008" calcext:value-type="float">
            <text:p>128008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26" calcext:value-type="float">
            <text:p>26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400932" calcext:value-type="float">
            <text:p>400932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16" calcext:value-type="float">
            <text:p>16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621457" calcext:value-type="float">
            <text:p>621457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6" calcext:value-type="float">
            <text:p>6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137111" calcext:value-type="float">
            <text:p>137111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25" calcext:value-type="float">
            <text:p>25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435476" calcext:value-type="float">
            <text:p>435476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14" calcext:value-type="float">
            <text:p>14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615525" calcext:value-type="float">
            <text:p>615525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7" calcext:value-type="float">
            <text:p>7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202282" calcext:value-type="float">
            <text:p>202282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21" calcext:value-type="float">
            <text:p>21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286196" calcext:value-type="float">
            <text:p>286196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20" calcext:value-type="float">
            <text:p>20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560907" calcext:value-type="float">
            <text:p>560907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8" calcext:value-type="float">
            <text:p>8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178293" calcext:value-type="float">
            <text:p>178293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23" calcext:value-type="float">
            <text:p>23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946444" calcext:value-type="float">
            <text:p>946444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1" calcext:value-type="float">
            <text:p>1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473975" calcext:value-type="float">
            <text:p>473975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11" calcext:value-type="float">
            <text:p>11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532908" calcext:value-type="float">
            <text:p>532908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10" calcext:value-type="float">
            <text:p>10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454750" calcext:value-type="float">
            <text:p>454750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13" calcext:value-type="float">
            <text:p>13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202233" calcext:value-type="float">
            <text:p>202233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22" calcext:value-type="float">
            <text:p>22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345031" calcext:value-type="float">
            <text:p>345031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18" calcext:value-type="float">
            <text:p>18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718186" calcext:value-type="float">
            <text:p>718186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3" calcext:value-type="float">
            <text:p>3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544382" calcext:value-type="float">
            <text:p>544382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9" calcext:value-type="float">
            <text:p>9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421874" calcext:value-type="float">
            <text:p>421874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15" calcext:value-type="float">
            <text:p>15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674953" calcext:value-type="float">
            <text:p>674953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4" calcext:value-type="float">
            <text:p>4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162418" calcext:value-type="float">
            <text:p>162418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24" calcext:value-type="float">
            <text:p>24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117274" calcext:value-type="float">
            <text:p>117274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28" calcext:value-type="float">
            <text:p>28</text:p>
          </table:table-cell>
          <table:table-cell table:style-name="ce302"/>
          <table:table-cell/>
          <table:table-cell table:style-name="ce179" table:number-columns-repeated="6"/>
          <table:table-cell/>
          <table:table-cell table:style-name="ce305"/>
          <table:table-cell table:number-columns-repeated="999"/>
        </table:table-row>
        <table:table-row table:style-name="ro1">
          <table:table-cell table:style-name="ce220" table:formula="of:=RANDBETWEEN(1;1000000)" office:value-type="float" office:value="941660" calcext:value-type="float">
            <text:p>941660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2" calcext:value-type="float">
            <text:p>2</text:p>
          </table:table-cell>
          <table:table-cell table:style-name="ce302"/>
          <table:table-cell/>
          <table:table-cell table:style-name="ce179" table:number-columns-repeated="6"/>
          <table:table-cell/>
          <table:table-cell table:style-name="ce305"/>
          <table:table-cell table:number-columns-repeated="999"/>
        </table:table-row>
        <table:table-row table:style-name="ro1">
          <table:table-cell table:style-name="ce220" table:formula="of:=RANDBETWEEN(1;1000000)" office:value-type="float" office:value="109943" calcext:value-type="float">
            <text:p>109943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29" calcext:value-type="float">
            <text:p>29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661670" calcext:value-type="float">
            <text:p>661670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5" calcext:value-type="float">
            <text:p>5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358435" calcext:value-type="float">
            <text:p>358435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17" calcext:value-type="float">
            <text:p>17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66411" calcext:value-type="float">
            <text:p>66411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30" calcext:value-type="float">
            <text:p>30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469320" calcext:value-type="float">
            <text:p>469320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12" calcext:value-type="float">
            <text:p>12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303821" calcext:value-type="float">
            <text:p>303821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19" calcext:value-type="float">
            <text:p>19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118479" calcext:value-type="float">
            <text:p>118479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27" calcext:value-type="float">
            <text:p>27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175"/>
          <table:table-cell table:style-name="ce181" office:value-type="string" calcext:value-type="string">
            <text:p>a₁</text:p>
          </table:table-cell>
          <table:table-cell table:style-name="ce181" office:value-type="string" calcext:value-type="string">
            <text:p>b₁</text:p>
          </table:table-cell>
          <table:table-cell table:style-name="ce204" office:value-type="string" calcext:value-type="string">
            <text:p>Facteur 1</text:p>
          </table:table-cell>
          <table:table-cell table:style-name="ce181" office:value-type="string" calcext:value-type="string">
            <text:p>rac 1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179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3];[.$B$3:.$N$32];1)" office:value-type="float" office:value="-26" calcext:value-type="float">
            <text:p>-26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-x-26)" calcext:value-type="string">
            <text:p>(-x-26)</text:p>
          </table:table-cell>
          <table:table-cell table:style-name="ce235" table:formula="of:=-[.C37]/[.B37]" office:value-type="float" office:value="-26" calcext:value-type="float">
            <text:p>-26</text:p>
          </table:table-cell>
          <table:table-cell table:style-name="ce230" table:formula="of:=IF(SIGN([.B37]*([.E37]-1)+[.C37])&lt;0;&quot;-&quot;;&quot;+&quot;)" office:value-type="string" office:string-value="+" calcext:value-type="string">
            <text:p>+</text:p>
          </table:table-cell>
          <table:table-cell table:style-name="ce230" table:formula="of:=IF(SIGN([.B37]*AVERAGE([.E37];[.E39])+[.C37])&lt;0;&quot;-&quot;;&quot;+&quot;)" office:value-type="string" office:string-value="-" calcext:value-type="string">
            <text:p>-</text:p>
          </table:table-cell>
          <table:table-cell table:style-name="ce230" table:formula="of:=IF(SIGN([.B37]*([.E37]+1)+[.C37])&lt;0;&quot;-&quot;;&quot;+&quot;)" office:value-type="string" office:string-value="-" calcext:value-type="string">
            <text:p>-</text:p>
          </table:table-cell>
          <table:table-cell table:style-name="ce179"/>
          <table:table-cell table:style-name="ce235" table:formula="of:=MIN([.E37];[.E39])" office:value-type="float" office:value="-26" calcext:value-type="float">
            <text:p>-26</text:p>
          </table:table-cell>
          <table:table-cell table:style-name="ce235" table:formula="of:=MAX([.E37];[.E39])" office:value-type="float" office:value="-16" calcext:value-type="float">
            <text:p>-16</text:p>
          </table:table-cell>
          <table:table-cell table:style-name="ce235" table:formula="of:=SUM([.I36:.J40])" office:value-type="float" office:value="-26" calcext:value-type="float">
            <text:p>-26</text:p>
          </table:table-cell>
          <table:table-cell table:number-columns-repeated="9"/>
          <table:table-cell table:style-name="ce179"/>
          <table:table-cell table:number-columns-repeated="1002"/>
        </table:table-row>
        <table:table-row table:style-name="ro1">
          <table:table-cell/>
          <table:table-cell table:style-name="ce181" office:value-type="string" calcext:value-type="string">
            <text:p>a₂</text:p>
          </table:table-cell>
          <table:table-cell table:style-name="ce181" office:value-type="string" calcext:value-type="string">
            <text:p>b₂</text:p>
          </table:table-cell>
          <table:table-cell table:style-name="ce204" office:value-type="string" calcext:value-type="string">
            <text:p>Facteur 2</text:p>
          </table:table-cell>
          <table:table-cell table:style-name="ce181" office:value-type="string" calcext:value-type="string">
            <text:p>rac 2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181"/>
          <table:table-cell table:style-name="ce179" table:number-columns-repeated="2"/>
          <table:table-cell table:number-columns-repeated="11"/>
          <table:table-cell table:style-name="ce179"/>
          <table:table-cell table:number-columns-repeated="1002"/>
        </table:table-row>
        <table:table-row table:style-name="ro1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4];[.$B$3:.$N$32];1)" office:value-type="float" office:value="-16" calcext:value-type="float">
            <text:p>-16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-x-16)" calcext:value-type="string">
            <text:p>(-x-16)</text:p>
          </table:table-cell>
          <table:table-cell table:style-name="ce235" table:formula="of:=-[.C39]/[.B39]" office:value-type="float" office:value="-16" calcext:value-type="float">
            <text:p>-16</text:p>
          </table:table-cell>
          <table:table-cell table:style-name="ce230" table:formula="of:=IF(SIGN([.B39]*([.E39]-1)+[.C39]&lt;0);&quot;-&quot;;&quot;+&quot;)" office:value-type="string" office:string-value="+" calcext:value-type="string">
            <text:p>+</text:p>
          </table:table-cell>
          <table:table-cell table:style-name="ce235" table:formula="of:=IF(SIGN([.B39]*AVERAGE([.E37];[.E39])+[.C39]&lt;0);&quot;-&quot;;&quot;+&quot;)" office:value-type="string" office:string-value="+" calcext:value-type="string">
            <text:p>+</text:p>
          </table:table-cell>
          <table:table-cell table:style-name="ce235" table:formula="of:=IF(SIGN([.B39]*([.E39]+1)+[.C39]&lt;0);&quot;-&quot;;&quot;+&quot;)" office:value-type="string" office:string-value="-" calcext:value-type="string">
            <text:p>-</text:p>
          </table:table-cell>
          <table:table-cell table:style-name="ce179" table:number-columns-repeated="2"/>
          <table:table-cell table:number-columns-repeated="11"/>
          <table:table-cell table:style-name="ce179"/>
          <table:table-cell table:number-columns-repeated="1002"/>
        </table:table-row>
        <table:table-row table:style-name="ro1">
          <table:table-cell/>
          <table:table-cell table:style-name="ce181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179" table:number-columns-repeated="2"/>
          <table:table-cell table:number-columns-repeated="1014"/>
        </table:table-row>
        <table:table-row table:style-name="ro1">
          <table:table-cell table:style-name="ce175"/>
          <table:table-cell table:style-name="ce181" office:value-type="string" calcext:value-type="string">
            <text:p>a₁</text:p>
          </table:table-cell>
          <table:table-cell table:style-name="ce181" office:value-type="string" calcext:value-type="string">
            <text:p>b₁</text:p>
          </table:table-cell>
          <table:table-cell table:style-name="ce204" office:value-type="string" calcext:value-type="string">
            <text:p>Facteur 1</text:p>
          </table:table-cell>
          <table:table-cell table:style-name="ce181" office:value-type="string" calcext:value-type="string">
            <text:p>rac 1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179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5];[.$B$3:.$N$32];1)" office:value-type="float" office:value="-6" calcext:value-type="float">
            <text:p>-6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x-6)" calcext:value-type="string">
            <text:p>(x-6)</text:p>
          </table:table-cell>
          <table:table-cell table:style-name="ce235" table:formula="of:=-[.C42]/[.B42]" office:value-type="float" office:value="6" calcext:value-type="float">
            <text:p>6</text:p>
          </table:table-cell>
          <table:table-cell table:style-name="ce230" table:formula="of:=IF(SIGN([.B42]*([.E42]-1)+[.C42])&lt;0;&quot;-&quot;;&quot;+&quot;)" office:value-type="string" office:string-value="-" calcext:value-type="string">
            <text:p>-</text:p>
          </table:table-cell>
          <table:table-cell table:style-name="ce230" table:formula="of:=IF(SIGN([.B42]*AVERAGE([.E42];[.E44])+[.C42])&lt;0;&quot;-&quot;;&quot;+&quot;)" office:value-type="string" office:string-value="-" calcext:value-type="string">
            <text:p>-</text:p>
          </table:table-cell>
          <table:table-cell table:style-name="ce230" table:formula="of:=IF(SIGN([.B42]*([.E42]+1)+[.C42])&lt;0;&quot;-&quot;;&quot;+&quot;)" office:value-type="string" office:string-value="+" calcext:value-type="string">
            <text:p>+</text:p>
          </table:table-cell>
          <table:table-cell table:style-name="ce179"/>
          <table:table-cell table:style-name="ce235" table:formula="of:=MIN([.E42];[.E44])" office:value-type="float" office:value="-25" calcext:value-type="float">
            <text:p>-25</text:p>
          </table:table-cell>
          <table:table-cell table:style-name="ce235" table:formula="of:=MAX([.E42];[.E44])" office:value-type="float" office:value="6" calcext:value-type="float">
            <text:p>6</text:p>
          </table:table-cell>
          <table:table-cell table:style-name="ce235" table:formula="of:=SUM([.I41:.J46])" office:value-type="float" office:value="-25" calcext:value-type="float">
            <text:p>-25</text:p>
          </table:table-cell>
          <table:table-cell table:number-columns-repeated="1012"/>
        </table:table-row>
        <table:table-row table:style-name="ro1">
          <table:table-cell/>
          <table:table-cell table:style-name="ce181" office:value-type="string" calcext:value-type="string">
            <text:p>a₂</text:p>
          </table:table-cell>
          <table:table-cell table:style-name="ce181" office:value-type="string" calcext:value-type="string">
            <text:p>b₂</text:p>
          </table:table-cell>
          <table:table-cell table:style-name="ce204" office:value-type="string" calcext:value-type="string">
            <text:p>Facteur 2</text:p>
          </table:table-cell>
          <table:table-cell table:style-name="ce181" office:value-type="string" calcext:value-type="string">
            <text:p>rac 2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181"/>
          <table:table-cell table:style-name="ce179" table:number-columns-repeated="2"/>
          <table:table-cell table:style-name="ce237"/>
          <table:table-cell table:number-columns-repeated="1013"/>
        </table:table-row>
        <table:table-row table:style-name="ro1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6];[.$B$3:.$N$32];1)" office:value-type="float" office:value="-25" calcext:value-type="float">
            <text:p>-25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-x-25)" calcext:value-type="string">
            <text:p>(-x-25)</text:p>
          </table:table-cell>
          <table:table-cell table:style-name="ce235" table:formula="of:=-[.C44]/[.B44]" office:value-type="float" office:value="-25" calcext:value-type="float">
            <text:p>-25</text:p>
          </table:table-cell>
          <table:table-cell table:style-name="ce230" table:formula="of:=IF(SIGN([.B44]*([.E44]-1)+[.C44]&lt;0);&quot;-&quot;;&quot;+&quot;)" office:value-type="string" office:string-value="+" calcext:value-type="string">
            <text:p>+</text:p>
          </table:table-cell>
          <table:table-cell table:style-name="ce235" table:formula="of:=IF(SIGN([.B44]*AVERAGE([.E42];[.E44])+[.C44]&lt;0);&quot;-&quot;;&quot;+&quot;)" office:value-type="string" office:string-value="-" calcext:value-type="string">
            <text:p>-</text:p>
          </table:table-cell>
          <table:table-cell table:style-name="ce235" table:formula="of:=IF(SIGN([.B44]*([.E44]+1)+[.C44]&lt;0);&quot;-&quot;;&quot;+&quot;)" office:value-type="string" office:string-value="-" calcext:value-type="string">
            <text:p>-</text:p>
          </table:table-cell>
          <table:table-cell table:style-name="ce179" table:number-columns-repeated="2"/>
          <table:table-cell table:style-name="ce237"/>
          <table:table-cell table:number-columns-repeated="1013"/>
        </table:table-row>
        <table:table-row table:style-name="ro1">
          <table:table-cell/>
          <table:table-cell table:style-name="ce181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179" table:number-columns-repeated="2"/>
          <table:table-cell table:style-name="ce237"/>
          <table:table-cell table:number-columns-repeated="1013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1</text:p>
          </table:table-cell>
          <table:covered-table-cell table:style-name="ce179"/>
          <table:covered-table-cell table:style-name="ce289"/>
          <table:covered-table-cell table:number-columns-repeated="3"/>
          <table:table-cell table:number-columns-repeated="1010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-26" calcext:value-type="float" table:number-columns-spanned="2" table:number-rows-spanned="1">
            <text:p>-26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-16" calcext:value-type="float" table:number-columns-spanned="2" table:number-rows-spanned="1">
            <text:p>-16</text:p>
          </table:table-cell>
          <table:covered-table-cell table:style-name="ce205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1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-x-26)" calcext:value-type="string">
            <text:p>Signe de (-x-26)</text:p>
          </table:table-cell>
          <table:table-cell table:style-name="ce239" table:formula="of:=IF([.C40]=1;[.F37];[.F39])" office:value-type="string" office:string-value="+" calcext:value-type="string">
            <text:p>+</text:p>
          </table:table-cell>
          <table:table-cell table:style-name="ce249" table:formula="of:=IF([.C40]=1;IF([.E37]=[.J37];0;&quot;&quot;);IF([.E39]=[.J37];0;&quot;&quot;)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-" calcext:value-type="string">
            <text:p>-</text:p>
          </table:table-cell>
          <table:table-cell table:style-name="ce249" table:formula="of:=IF([.C40]=1;IF([.E37]=[.K37];0;&quot;&quot;);IF([.E39]=[.K37];0;&quot;&quot;))" table:number-columns-spanned="2" table:number-rows-spanned="1">
            <text:p/>
          </table:table-cell>
          <table:covered-table-cell table:style-name="ce205"/>
          <table:table-cell table:style-name="ce274" table:formula="of:=IF([.C40]=1;[.H37];[.H39])" office:value-type="string" office:string-value="-" calcext:value-type="string">
            <text:p>-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-x-16)" calcext:value-type="string">
            <text:p>Signe de (-x-16)</text:p>
          </table:table-cell>
          <table:table-cell table:style-name="ce239" table:formula="of:=IF([.C40]=2;[.F37];[.F39])" office:value-type="string" office:string-value="+" calcext:value-type="string">
            <text:p>+</text:p>
          </table:table-cell>
          <table:table-cell table:style-name="ce249" table:formula="of:=IF([.C40]=2;IF([.E39]=[.K37];0;&quot;&quot;);IF([.E37]=[.K37];0;&quot;&quot;))" table:number-columns-spanned="2" table:number-rows-spanned="1">
            <text:p/>
          </table:table-cell>
          <table:covered-table-cell table:style-name="ce205"/>
          <table:table-cell table:style-name="ce249" table:formula="of:=IF([.C40]=2;[.G37];[.G39])" office:value-type="string" office:string-value="+" calcext:value-type="string">
            <text:p>+</text:p>
          </table:table-cell>
          <table:table-cell table:style-name="ce249" table:formula="of:=IF([.C40]=2;IF([.E39]=[.J37];0;&quot;&quot;);IF([.E37]=[.J37];0;&quot;&quot;)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4" table:formula="of:=IF([.C40]=2;[.H37];[.H39])" office:value-type="string" office:string-value="-" calcext:value-type="string">
            <text:p>-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32" table:formula="of:=COM.MICROSOFT.CONCAT(&quot;Signe de &quot;;[.D37];[.D39])" office:value-type="string" office:string-value="Signe de (-x-26)(-x-16)" calcext:value-type="string">
            <text:p>Signe de (-x-26)(-x-16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 table:formula="of:=IF(OR([.D48]=0;[.D49]=0);0;&quot;&quot;)" office:value-type="string" office:string-value="" calcext:value-type="error">
            <text:p>#RÉF !</text:p>
          </table:covered-table-cell>
          <table:table-cell table:style-name="ce205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2</text:p>
          </table:table-cell>
          <table:covered-table-cell table:style-name="ce179"/>
          <table:covered-table-cell table:number-columns-repeated="4"/>
          <table:table-cell table:number-columns-repeated="1010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25" calcext:value-type="float" table:number-columns-spanned="2" table:number-rows-spanned="1">
            <text:p>-25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6" calcext:value-type="float" table:number-columns-spanned="2" table:number-rows-spanned="1">
            <text:p>6</text:p>
          </table:table-cell>
          <table:covered-table-cell table:style-name="ce205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1">
          <table:table-cell table:style-name="ce232" table:formula="of:=[.A48]" office:value-type="string" office:string-value="Signe de (-x-26)" calcext:value-type="string">
            <text:p>Signe de (-x-26)</text:p>
          </table:table-cell>
          <table:table-cell table:style-name="ce239" table:formula="of:=[.F42]" office:value-type="string" office:string-value="-" calcext:value-type="string">
            <text:p>-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-" calcext:value-type="string">
            <text:p>-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4" table:formula="of:=[.H42]" office:value-type="string" office:string-value="+" calcext:value-type="string">
            <text:p>+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32" table:formula="of:=[.A49]" office:value-type="string" office:string-value="Signe de (-x-16)" calcext:value-type="string">
            <text:p>Signe de (-x-16)</text:p>
          </table:table-cell>
          <table:table-cell table:style-name="ce239" table:formula="of:=[.F44]" office:value-type="string" office:string-value="+" calcext:value-type="string">
            <text:p>+</text:p>
          </table:table-cell>
          <table:table-cell table:style-name="ce249" table:formula="of:=IF([.E42]=[.K42];0;&quot;&quot;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49" table:formula="of:=[.G44]" office:value-type="string" office:string-value="-" calcext:value-type="string">
            <text:p>-</text:p>
          </table:table-cell>
          <table:table-cell table:style-name="ce249" table:formula="of:=IF([.E42]=[.J42];0;&quot;&quot;)" table:number-columns-spanned="2" table:number-rows-spanned="1">
            <text:p/>
          </table:table-cell>
          <table:covered-table-cell table:style-name="ce205"/>
          <table:table-cell table:style-name="ce274" table:formula="of:=[.H44]" office:value-type="string" office:string-value="-" calcext:value-type="string">
            <text:p>-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32" table:formula="of:=[.A50]" office:value-type="string" office:string-value="Signe de (-x-26)(-x-16)" calcext:value-type="string">
            <text:p>Signe de (-x-26)(-x-16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-" calcext:value-type="string">
            <text:p>-</text:p>
          </table:table-cell>
          <table:table-cell table:style-name="ce249" table:formula="of:=IF([.$C$14];IF([.C5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205" table:formula="of:=IF(OR([.D53]=0;[.D54]=0);0;&quot;&quot;)" office:value-type="string" office:string-value="" calcext:value-type="error">
            <text:p>#RÉF !</text:p>
          </table:covered-table-cell>
          <table:table-cell table:style-name="ce205" table:formula="of:=IF(OR(AND([.E53]=&quot;-&quot;;[.E54]=&quot;-&quot;);AND([.E53]=&quot;+&quot;;[.E54]=&quot;+&quot;));&quot;+&quot;;&quot;-&quot;)" office:value-type="string" office:string-value="+" calcext:value-type="string">
            <text:p>+</text:p>
          </table:table-cell>
          <table:table-cell table:style-name="ce249" table:formula="of:=IF([.F54]=0;&quot;||&quot;;0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5" table:formula="of:=IF(OR(AND([.H53]=&quot;-&quot;;[.H54]=&quot;-&quot;);AND([.H53]=&quot;+&quot;;[.H54]=&quot;+&quot;));&quot;+&quot;;&quot;-&quot;)" office:value-type="string" office:string-value="-" calcext:value-type="string">
            <text:p>-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1" table:formula="of:=VLOOKUP([.O3];[.$B$3:.$N$32];13)" office:value-type="string" office:string-value="-2/7" calcext:value-type="string">
            <text:p>-2/7</text:p>
          </table:table-cell>
          <table:table-cell table:style-name="ce251" table:formula="of:=VLOOKUP([.O3];[.$B$3:.$N$32];10)" office:value-type="float" office:value="-0.285714285714286" calcext:value-type="float">
            <text:p>-0,285714285714286</text:p>
          </table:table-cell>
          <table:table-cell table:style-name="ce251" table:formula="of:=IF([.D60]&lt;[.D61];VLOOKUP([.O3];[.$B$3:.$N$32];13);VLOOKUP([.O4];[.$B$3:.$N$32];13))" office:value-type="string" office:string-value="-1/3" calcext:value-type="string">
            <text:p>-1/3</text:p>
          </table:table-cell>
          <table:table-cell table:style-name="ce251" table:formula="of:=MIN([.D60:.D61])" office:value-type="float" office:value="-0.333333333333333" calcext:value-type="float">
            <text:p>-0,3333333333333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1" table:formula="of:=VLOOKUP([.O4];[.$B$3:.$N$32];13)" office:value-type="string" office:string-value="-1/3" calcext:value-type="string">
            <text:p>-1/3</text:p>
          </table:table-cell>
          <table:table-cell table:style-name="ce251" table:formula="of:=VLOOKUP([.O4];[.$B$3:.$N$32];10)" office:value-type="float" office:value="-0.333333333333333" calcext:value-type="float">
            <text:p>-0,333333333333333</text:p>
          </table:table-cell>
          <table:table-cell table:style-name="ce251" table:formula="of:=IF([.D60]&lt;[.D61];VLOOKUP([.O4];[.$B$3:.$N$32];13);VLOOKUP([.O3];[.$B$3:.$N$32];13))" office:value-type="string" office:string-value="-2/7" calcext:value-type="string">
            <text:p>-2/7</text:p>
          </table:table-cell>
          <table:table-cell table:style-name="ce251" table:formula="of:=MAX([.D60:.D61])" office:value-type="float" office:value="-0.285714285714286" calcext:value-type="float">
            <text:p>-0,2857142857142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5" table:formula="of:=VLOOKUP([.O5];[.$B$3:.$N$32];13)" office:value-type="string" office:string-value="-2/5" calcext:value-type="string">
            <text:p>-2/5</text:p>
          </table:table-cell>
          <table:table-cell table:style-name="ce255" table:formula="of:=VLOOKUP([.O5];[.$B$3:.$N$32];10)" office:value-type="float" office:value="-0.4" calcext:value-type="float">
            <text:p>-0,4</text:p>
          </table:table-cell>
          <table:table-cell table:style-name="ce255" table:formula="of:=IF([.D62]&lt;[.D63];VLOOKUP([.O5];[.$B$3:.$N$32];13);VLOOKUP([.O6];[.$B$3:.$N$32];13))" office:value-type="string" office:string-value="-2/5" calcext:value-type="string">
            <text:p>-2/5</text:p>
          </table:table-cell>
          <table:table-cell table:style-name="ce255" table:formula="of:=MIN([.D62:.D63])" office:value-type="float" office:value="-0.4" calcext:value-type="float">
            <text:p>-0,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5" table:formula="of:=VLOOKUP([.O6];[.$B$3:.$N$32];13)" office:value-type="string" office:string-value="7/4" calcext:value-type="string">
            <text:p>7/4</text:p>
          </table:table-cell>
          <table:table-cell table:style-name="ce255" table:formula="of:=VLOOKUP([.O6];[.$B$3:.$N$32];10)" office:value-type="float" office:value="1.75" calcext:value-type="float">
            <text:p>1,75</text:p>
          </table:table-cell>
          <table:table-cell table:style-name="ce255" table:formula="of:=IF([.D62]&lt;[.D63];VLOOKUP([.O6];[.$B$3:.$N$32];13);VLOOKUP([.O5];[.$B$3:.$N$32];13))" office:value-type="string" office:string-value="7/4" calcext:value-type="string">
            <text:p>7/4</text:p>
          </table:table-cell>
          <table:table-cell table:style-name="ce255" table:formula="of:=MAX([.D62:.D63])" office:value-type="float" office:value="1.75" calcext:value-type="float">
            <text:p>1,75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7">
          <table:table-cell table:style-name="ce179" table:number-columns-repeated="1024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-1/3" calcext:value-type="string" table:number-columns-spanned="2" table:number-rows-spanned="1">
            <text:p>-1/3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-2/7" calcext:value-type="string" table:number-columns-spanned="2" table:number-rows-spanned="1">
            <text:p>-2/7</text:p>
          </table:table-cell>
          <table:covered-table-cell table:style-name="ce198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179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3];[.$B$3:.$N$32];4))" office:value-type="string" office:string-value="Signe de (7x+2)" calcext:value-type="string">
            <text:p>Signe de (7x+2)</text:p>
          </table:table-cell>
          <table:table-cell table:style-name="ce242" table:formula="of:=IF(SIGN(VLOOKUP([.O3];[.$B$3:.$N$32];2)*([.F60]-1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0];0;&quot;&quot;)" table:number-columns-spanned="2" table:number-rows-spanned="1">
            <text:p/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0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7" table:formula="of:=IF(SIGN(VLOOKUP([.O3];[.$B$3:.$N$32];2)*([.F61]+1)+VLOOKUP([.O3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4];[.$B$3:.$N$32];4))" office:value-type="string" office:string-value="Signe de (6x+2)" calcext:value-type="string">
            <text:p>Signe de (6x+2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VLOOKUP([.O4];[.$B$3:.$N$32];2)*AVERAGE([.F60];[.F61])+VLOOKUP([.O4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1];0;&quot;&quot;)" table:number-columns-spanned="2" table:number-rows-spanned="1">
            <text:p/>
          </table:table-cell>
          <table:covered-table-cell table:style-name="ce198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3];[.$B$3:.$N$32];4);VLOOKUP([.O4];[.$B$3:.$N$32];4))" office:value-type="string" office:string-value="Signe de (7x+2)(6x+2)" calcext:value-type="string">
            <text:p>Signe de (7x+2)(6x+2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49" table:formula="of:=IF(OR(AND([.E67]=&quot;-&quot;;[.E68]=&quot;-&quot;);AND([.E67]=&quot;+&quot;;[.E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11" table:formula="of:=IF(OR(AND([.H67]=&quot;-&quot;;[.H68]=&quot;-&quot;);AND([.H67]=&quot;+&quot;;[.H68]=&quot;+&quot;));&quot;+&quot;;&quot;-&quot;)" office:value-type="string" office:string-value="+" calcext:value-type="string">
            <text:p>+</text:p>
          </table:table-cell>
          <table:table-cell table:style-name="ce230" table:formula="of:=IF(['Niveau 2'.B7]=[.B69];1;0)" office:value-type="float" office:value="0" calcext:value-type="float">
            <text:p>0</text:p>
          </table:table-cell>
          <table:table-cell table:style-name="ce248" table:formula="of:=IF(AND(ISNUMBER(['Niveau 2'.C7]);['Niveau 2'.C7]=[.C69]);1;0)" office:value-type="float" office:value="0" calcext:value-type="float">
            <text:p>0</text:p>
          </table:table-cell>
          <table:table-cell table:style-name="ce230" table:formula="of:=IF(['Niveau 2'.E7]=[.E69];1;0)" office:value-type="float" office:value="0" calcext:value-type="float">
            <text:p>0</text:p>
          </table:table-cell>
          <table:table-cell table:style-name="ce248" table:formula="of:=IF(AND(ISNUMBER(['Niveau 2'.F7]);['Niveau 2'.F7]=[.F68]);1;0)" office:value-type="float" office:value="0" calcext:value-type="float">
            <text:p>0</text:p>
          </table:table-cell>
          <table:table-cell table:style-name="ce230" table:formula="of:=IF(['Niveau 2'.H7]=[.H69];1;0)" office:value-type="float" office:value="0" calcext:value-type="float">
            <text:p>0</text:p>
          </table:table-cell>
          <table:table-cell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-2/5" calcext:value-type="string" table:number-columns-spanned="2" table:number-rows-spanned="1">
            <text:p>-2/5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7/4" calcext:value-type="string" table:number-columns-spanned="2" table:number-rows-spanned="1">
            <text:p>7/4</text:p>
          </table:table-cell>
          <table:covered-table-cell table:style-name="ce198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5];[.$B$3:.$N$32];4))" office:value-type="string" office:string-value="Signe de (-5x-2)" calcext:value-type="string">
            <text:p>Signe de (-5x-2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198" table:formula="of:=IF([.E62]=[.C62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198" table:formula="of:=IF(SIGN(VLOOKUP([.O5];[.$B$3:.$N$32];2)*AVERAGE([.F62];[.F63])+VLOOKUP([.O5];[.$B$3:.$N$32];3))=1;&quot;+&quot;;&quot;-&quot;)" office:value-type="string" office:string-value="-" calcext:value-type="string">
            <text:p>-</text:p>
          </table:table-cell>
          <table:table-cell table:style-name="ce257" table:formula="of:=IF([.E63]=[.C62];0;&quot;&quot;)" table:number-columns-spanned="2" table:number-rows-spanned="1">
            <text:p/>
          </table:table-cell>
          <table:covered-table-cell table:style-name="ce198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0" calcext:value-type="float">
            <text:p>0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0" calcext:value-type="float">
            <text:p>0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6];[.$B$3:.$N$32];4))" office:value-type="string" office:string-value="Signe de (4x-7)" calcext:value-type="string">
            <text:p>Signe de (4x-7)</text:p>
          </table:table-cell>
          <table:table-cell table:style-name="ce243" table:formula="of:=IF(SIGN(VLOOKUP([.O6];[.$B$3:.$N$32];2)*([.F62]-1)+VLOOKUP([.O6];[.$B$3:.$N$32];3))=1;&quot;+&quot;;&quot;-&quot;)" office:value-type="string" office:string-value="-" calcext:value-type="string">
            <text:p>-</text:p>
          </table:table-cell>
          <table:table-cell table:style-name="ce257" table:formula="of:=IF([.E62]=[.C63];0;&quot;&quot;)" table:number-columns-spanned="2" table:number-rows-spanned="1">
            <text:p/>
          </table:table-cell>
          <table:covered-table-cell table:style-name="ce198"/>
          <table:table-cell table:style-name="ce198" table:formula="of:=IF(SIGN(VLOOKUP([.O6];[.$B$3:.$N$32];2)*AVERAGE([.F62];[.F63])+VLOOKUP([.O6];[.$B$3:.$N$32];3))=1;&quot;+&quot;;&quot;-&quot;)" office:value-type="string" office:string-value="-" calcext:value-type="string">
            <text:p>-</text:p>
          </table:table-cell>
          <table:table-cell table:style-name="ce198" table:formula="of:=IF([.E63]=[.C63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8" table:formula="of:=IF(SIGN(VLOOKUP([.O6];[.$B$3:.$N$32];2)*([.F63]+1)+VLOOKUP([.O6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0" calcext:value-type="float">
            <text:p>0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0" calcext:value-type="float">
            <text:p>0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5];[.$B$3:.$N$32];4);&quot; / &quot;;VLOOKUP([.O6];[.$B$3:.$N$32];4))" office:value-type="string" office:string-value="Signe de (-5x-2) / (4x-7)" calcext:value-type="string">
            <text:p>Signe de (-5x-2) / (4x-7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-" calcext:value-type="string">
            <text:p>-</text:p>
          </table:table-cell>
          <table:table-cell table:style-name="ce249" table:formula="of:=IF([.C73]=0;&quot;||&quot;;0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49" table:formula="of:=IF(OR(AND([.E72]=&quot;-&quot;;[.E73]=&quot;-&quot;);AND([.E72]=&quot;+&quot;;[.E73]=&quot;+&quot;));&quot;+&quot;;&quot;-&quot;)" office:value-type="string" office:string-value="+" calcext:value-type="string">
            <text:p>+</text:p>
          </table:table-cell>
          <table:table-cell table:style-name="ce249" table:formula="of:=IF([.F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05"/>
          <table:table-cell table:style-name="ce274" table:formula="of:=IF(OR(AND([.H72]=&quot;-&quot;;[.H73]=&quot;-&quot;);AND([.H72]=&quot;+&quot;;[.H73]=&quot;+&quot;));&quot;+&quot;;&quot;-&quot;)" office:value-type="string" office:string-value="-" calcext:value-type="string">
            <text:p>-</text:p>
          </table:table-cell>
          <table:table-cell table:style-name="ce230" table:formula="of:=IF(['Niveau 2'.K7]=[.B74];1;0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['Niveau 2'.N7]=[.E74];1;0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['Niveau 2'.Q7]=[.H74];1;0)" office:value-type="float" office:value="0" calcext:value-type="float">
            <text:p>0</text:p>
          </table:table-cell>
          <table:table-cell table:style-name="ce235" table:formula="of:=SUM([.N67];[.N72])" office:value-type="float" office:value="0" calcext:value-type="float">
            <text:p>0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235" table:formula="of:=RANK([.D79];[.$D$79:.$D$81])" office:value-type="float" office:value="2" calcext:value-type="float">
            <text:p>2</text:p>
          </table:table-cell>
          <table:table-cell table:style-name="ce260" table:formula="of:=VLOOKUP([.O7];[.$B$3:.$N$32];13)" office:value-type="string" office:string-value="-1/4" calcext:value-type="string">
            <text:p>-1/4</text:p>
          </table:table-cell>
          <table:table-cell table:style-name="ce260" table:formula="of:=VLOOKUP([.O7];[.$B$3:.$N$32];10)" office:value-type="float" office:value="-0.25" calcext:value-type="float">
            <text:p>-0,25</text:p>
          </table:table-cell>
          <table:table-cell table:style-name="ce269" table:formula="of:=IF([.B79]=3;[.D79];IF([.B80]=3;[.D80];IF([.B81]=3;[.D81])))" office:value-type="float" office:value="-1.4" calcext:value-type="float">
            <text:p>- 7/5 </text:p>
          </table:table-cell>
          <table:table-cell table:style-name="ce260" table:formula="of:=IF([.B79]=3;[.D79];IF([.B80]=3;[.D80];IF([.B81]=3;[.D81])))" office:value-type="float" office:value="-1.4" calcext:value-type="float">
            <text:p>-1,4</text:p>
          </table:table-cell>
          <table:table-cell table:style-name="ce272" table:formula="of:=VLOOKUP([.O7];[.$B$3:.$N$32];2)" office:value-type="float" office:value="4" calcext:value-type="float">
            <text:p>4</text:p>
          </table:table-cell>
          <table:table-cell table:style-name="ce272" table:formula="of:=VLOOKUP([.O7];[.$B$3:.$N$32];3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35" table:formula="of:=RANK([.D80];[.$D$79:.$D$81])" office:value-type="float" office:value="1" calcext:value-type="float">
            <text:p>1</text:p>
          </table:table-cell>
          <table:table-cell table:style-name="ce260" table:formula="of:=VLOOKUP([.O8];[.$B$3:.$N$32];13)" office:value-type="string" office:string-value="1/4" calcext:value-type="string">
            <text:p>1/4</text:p>
          </table:table-cell>
          <table:table-cell table:style-name="ce260" table:formula="of:=VLOOKUP([.O8];[.$B$3:.$N$32];10)" office:value-type="float" office:value="0.25" calcext:value-type="float">
            <text:p>0,25</text:p>
          </table:table-cell>
          <table:table-cell table:style-name="ce269" table:formula="of:=IF([.B79]=2;[.D79];IF([.B80]=2;[.D80];IF([.B81]=2;[.D81])))" office:value-type="float" office:value="-0.25" calcext:value-type="float">
            <text:p>- 1/4 </text:p>
          </table:table-cell>
          <table:table-cell table:style-name="ce260" table:formula="of:=IF([.B79]=2;[.D79];IF([.B80]=2;[.D80];IF([.B81]=2;[.D81])))" office:value-type="float" office:value="-0.25" calcext:value-type="float">
            <text:p>-0,25</text:p>
          </table:table-cell>
          <table:table-cell table:style-name="ce272" table:formula="of:=VLOOKUP([.O8];[.$B$3:.$N$32];2)" office:value-type="float" office:value="-4" calcext:value-type="float">
            <text:p>-4</text:p>
          </table:table-cell>
          <table:table-cell table:style-name="ce272" table:formula="of:=VLOOKUP([.O8];[.$B$3:.$N$32];3)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35" table:formula="of:=RANK([.D81];[.$D$79:.$D$81])" office:value-type="float" office:value="3" calcext:value-type="float">
            <text:p>3</text:p>
          </table:table-cell>
          <table:table-cell table:style-name="ce260" table:formula="of:=VLOOKUP([.O9];[.$B$3:.$N$32];13)" office:value-type="string" office:string-value="-7/5" calcext:value-type="string">
            <text:p>-7/5</text:p>
          </table:table-cell>
          <table:table-cell table:style-name="ce260" table:formula="of:=VLOOKUP([.O9];[.$B$3:.$N$32];10)" office:value-type="float" office:value="-1.4" calcext:value-type="float">
            <text:p>-1,4</text:p>
          </table:table-cell>
          <table:table-cell table:style-name="ce269" table:formula="of:=IF([.B79]=1;[.D79];IF([.B80]=1;[.D80];IF([.B81]=1;[.D81])))" office:value-type="float" office:value="0.25" calcext:value-type="float">
            <text:p><text:s/>1/4 </text:p>
          </table:table-cell>
          <table:table-cell table:style-name="ce260" table:formula="of:=IF([.B79]=1;[.D79];IF([.B80]=1;[.D80];IF([.B81]=1;[.D81])))" office:value-type="float" office:value="0.25" calcext:value-type="float">
            <text:p>0,25</text:p>
          </table:table-cell>
          <table:table-cell table:style-name="ce260" table:formula="of:=VLOOKUP([.O9];[.$B$3:.$N$32];2)" office:value-type="float" office:value="-5" calcext:value-type="float">
            <text:p>-5</text:p>
          </table:table-cell>
          <table:table-cell table:style-name="ce272" table:formula="of:=VLOOKUP([.O9];[.$B$3:.$N$32];3)" office:value-type="float" office:value="-7" calcext:value-type="float">
            <text:p>-7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1"/>
          <table:table-cell table:style-name="ce22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1.4" calcext:value-type="float" table:number-columns-spanned="2" table:number-rows-spanned="1">
            <text:p>- 7/5 </text:p>
          </table:table-cell>
          <table:covered-table-cell table:style-name="ce257"/>
          <table:table-cell table:style-name="ce257"/>
          <table:table-cell table:style-name="ce256" table:formula="of:=[.F80]" office:value-type="float" office:value="-0.25" calcext:value-type="float" table:number-columns-spanned="2" table:number-rows-spanned="1">
            <text:p>- 1/4 </text:p>
          </table:table-cell>
          <table:covered-table-cell table:style-name="ce198"/>
          <table:table-cell table:style-name="ce198"/>
          <table:table-cell table:style-name="ce256" table:formula="of:=[.F81]" office:value-type="float" office:value="0.25" calcext:value-type="float" table:number-columns-spanned="2" table:number-rows-spanned="1">
            <text:p><text:s/>1/4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7];[.$B$3:.$N$32];4))" office:value-type="string" office:string-value="Signe de (4x+1)" calcext:value-type="string">
            <text:p>Signe de (4x+1)</text:p>
          </table:table-cell>
          <table:table-cell table:style-name="ce243" table:formula="of:=IF(SIGN([.G79]*([.F79]-1)+[.H79])=1;&quot;+&quot;;&quot;-&quot;)" office:value-type="string" office:string-value="-" calcext:value-type="string">
            <text:p>-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-" calcext:value-type="string">
            <text:p>-</text:p>
          </table:table-cell>
          <table:table-cell table:style-name="ce257" table:formula="of:=IF([.D79]=[.F80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79]*AVERAGE([.F80];[.F81])+[.H79])=1;&quot;+&quot;;&quot;-&quot;)" office:value-type="string" office:string-value="+" calcext:value-type="string">
            <text:p>+</text:p>
          </table:table-cell>
          <table:table-cell table:style-name="ce257" table:formula="of:=IF([.D79]=[.F81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79]*([.F81]+1)+[.H79])=1;&quot;+&quot;;&quot;-&quot;)" office:value-type="string" office:string-value="+" calcext:value-type="string">
            <text:p>+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8];[.$B$3:.$N$32];4))" office:value-type="string" office:string-value="Signe de (-4x+1)" calcext:value-type="string">
            <text:p>Signe de (-4x+1)</text:p>
          </table:table-cell>
          <table:table-cell table:style-name="ce243" table:formula="of:=IF(SIGN([.G80]*([.F79]-1)+[.H80])=1;&quot;+&quot;;&quot;-&quot;)" office:value-type="string" office:string-value="+" calcext:value-type="string">
            <text:p>+</text:p>
          </table:table-cell>
          <table:table-cell table:style-name="ce257" table:formula="of:=IF([.D80]=[.F79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80]*AVERAGE([.F79];[.F80])+[.H80])=1;&quot;+&quot;;&quot;-&quot;)" office:value-type="string" office:string-value="+" calcext:value-type="string">
            <text:p>+</text:p>
          </table:table-cell>
          <table:table-cell table:style-name="ce257" table:formula="of:=IF([.D80]=[.F80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80]*AVERAGE([.F80];[.F81])+[.H80])=1;&quot;+&quot;;&quot;-&quot;)" office:value-type="string" office:string-value="+" calcext:value-type="string">
            <text:p>+</text:p>
          </table:table-cell>
          <table:table-cell table:style-name="ce257" table:formula="of:=IF([.D80]=[.F81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8" table:formula="of:=IF(SIGN([.G80]*([.F81]+1)+[.H80])=1;&quot;+&quot;;&quot;-&quot;)" office:value-type="string" office:string-value="-" calcext:value-type="string">
            <text:p>-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COM.MICROSOFT.CONCAT(&quot;Signe de &quot;;VLOOKUP([.O9];[.$B$3:.$N$32];4))" office:value-type="string" office:string-value="Signe de (-5x-7)" calcext:value-type="string">
            <text:p>Signe de (-5x-7)</text:p>
          </table:table-cell>
          <table:table-cell table:style-name="ce243" table:formula="of:=IF(SIGN([.G81]*([.F79]-1)+[.H81])=1;&quot;+&quot;;&quot;-&quot;)" office:value-type="string" office:string-value="+" calcext:value-type="string">
            <text:p>+</text:p>
          </table:table-cell>
          <table:table-cell table:style-name="ce257" table:formula="of:=IF([.D81]=[.F79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81]*AVERAGE([.F79];[.F80])+[.H81])=1;&quot;+&quot;;&quot;-&quot;)" office:value-type="string" office:string-value="-" calcext:value-type="string">
            <text:p>-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81]*AVERAGE([.F80];[.F81])+[.H81])=1;&quot;+&quot;;&quot;-&quot;)" office:value-type="string" office:string-value="-" calcext:value-type="string">
            <text:p>-</text:p>
          </table:table-cell>
          <table:table-cell table:style-name="ce257" table:formula="of:=IF([.D81]=[.F81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81]*([.F81]+1)+[.H81])=1;&quot;+&quot;;&quot;-&quot;)" office:value-type="string" office:string-value="-" calcext:value-type="string">
            <text:p>-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COM.MICROSOFT.CONCAT(&quot;Signe de &quot;;VLOOKUP([.O7];[.$B$3:.$N$32];4);VLOOKUP([.O8];[.$B$3:.$N$32];4);VLOOKUP([.O9];[.$B$3:.$N$32];4))" office:value-type="string" office:string-value="Signe de (4x+1)(-4x+1)(-5x-7)" calcext:value-type="string">
            <text:p>Signe de (4x+1)(-4x+1)(-5x-7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-" calcext:value-type="string">
            <text:p>-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+" calcext:value-type="string">
            <text:p>+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1" calcext:value-type="float">
            <text:p>1</text:p>
          </table:table-cell>
          <table:table-cell table:style-name="ce260" table:formula="of:=VLOOKUP([.O10];[.$B$3:.$N$32];13)" office:value-type="string" office:string-value="-1/10" calcext:value-type="string">
            <text:p>-1/10</text:p>
          </table:table-cell>
          <table:table-cell table:style-name="ce260" table:formula="of:=VLOOKUP([.O10];[.$B$3:.$N$32];10)" office:value-type="float" office:value="-0.1" calcext:value-type="float">
            <text:p>-0,1</text:p>
          </table:table-cell>
          <table:table-cell table:style-name="ce269" table:formula="of:=IF([.B92]=3;[.D92];IF([.B93]=3;[.D93];IF([.B94]=3;[.D94])))" office:value-type="float" office:value="-2.66666666666667" calcext:value-type="float">
            <text:p>- 8/3 </text:p>
          </table:table-cell>
          <table:table-cell table:style-name="ce260" table:formula="of:=IF([.B92]=3;[.D92];IF([.B93]=3;[.D93];IF([.B94]=3;[.D94])))" office:value-type="float" office:value="-2.66666666666667" calcext:value-type="float">
            <text:p>-2,66666666666667</text:p>
          </table:table-cell>
          <table:table-cell table:style-name="ce272" table:formula="of:=VLOOKUP([.O10];[.$B$3:.$N$32];2)" office:value-type="float" office:value="10" calcext:value-type="float">
            <text:p>10</text:p>
          </table:table-cell>
          <table:table-cell table:style-name="ce272" table:formula="of:=VLOOKUP([.O10];[.$B$3:.$N$32];3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35" table:formula="of:=RANDBETWEEN(0;2)" office:value-type="float" office:value="2" calcext:value-type="float">
            <text:p>2</text:p>
          </table:table-cell>
          <table:table-cell table:style-name="ce235" table:formula="of:=RANK([.D93];[.$D$92:.$D$94])" office:value-type="float" office:value="2" calcext:value-type="float">
            <text:p>2</text:p>
          </table:table-cell>
          <table:table-cell table:style-name="ce260" table:formula="of:=VLOOKUP([.O11];[.$B$3:.$N$32];13)" office:value-type="string" office:string-value="-4/5" calcext:value-type="string">
            <text:p>-4/5</text:p>
          </table:table-cell>
          <table:table-cell table:style-name="ce260" table:formula="of:=VLOOKUP([.O11];[.$B$3:.$N$32];10)" office:value-type="float" office:value="-0.8" calcext:value-type="float">
            <text:p>-0,8</text:p>
          </table:table-cell>
          <table:table-cell table:style-name="ce269" table:formula="of:=IF([.B92]=2;[.D92];IF([.B93]=2;[.D93];IF([.B94]=2;[.D94])))" office:value-type="float" office:value="-0.8" calcext:value-type="float">
            <text:p>- 4/5 </text:p>
          </table:table-cell>
          <table:table-cell table:style-name="ce260" table:formula="of:=IF([.B92]=2;[.D92];IF([.B93]=2;[.D93];IF([.B94]=2;[.D94])))" office:value-type="float" office:value="-0.8" calcext:value-type="float">
            <text:p>-0,8</text:p>
          </table:table-cell>
          <table:table-cell table:style-name="ce272" table:formula="of:=VLOOKUP([.O11];[.$B$3:.$N$32];2)" office:value-type="float" office:value="-5" calcext:value-type="float">
            <text:p>-5</text:p>
          </table:table-cell>
          <table:table-cell table:style-name="ce272" table:formula="of:=VLOOKUP([.O11];[.$B$3:.$N$32];3)" office:value-type="float" office:value="-4" calcext:value-type="float">
            <text:p>-4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35" table:formula="of:=RANK([.D94];[.$D$92:.$D$94])" office:value-type="float" office:value="3" calcext:value-type="float">
            <text:p>3</text:p>
          </table:table-cell>
          <table:table-cell table:style-name="ce260" table:formula="of:=VLOOKUP([.O12];[.$B$3:.$N$32];13)" office:value-type="string" office:string-value="-8/3" calcext:value-type="string">
            <text:p>-8/3</text:p>
          </table:table-cell>
          <table:table-cell table:style-name="ce260" table:formula="of:=VLOOKUP([.O12];[.$B$3:.$N$32];10)" office:value-type="float" office:value="-2.66666666666667" calcext:value-type="float">
            <text:p>-2,66666666666667</text:p>
          </table:table-cell>
          <table:table-cell table:style-name="ce269" table:formula="of:=IF([.B92]=1;[.D92];IF([.B93]=1;[.D93];IF([.B94]=1;[.D94])))" office:value-type="float" office:value="-0.1" calcext:value-type="float">
            <text:p>- 1/10</text:p>
          </table:table-cell>
          <table:table-cell table:style-name="ce260" table:formula="of:=IF([.B92]=1;[.D92];IF([.B93]=1;[.D93];IF([.B94]=1;[.D94])))" office:value-type="float" office:value="-0.1" calcext:value-type="float">
            <text:p>-0,1</text:p>
          </table:table-cell>
          <table:table-cell table:style-name="ce260" table:formula="of:=VLOOKUP([.O12];[.$B$3:.$N$32];2)" office:value-type="float" office:value="-3" calcext:value-type="float">
            <text:p>-3</text:p>
          </table:table-cell>
          <table:table-cell table:style-name="ce272" table:formula="of:=VLOOKUP([.O12];[.$B$3:.$N$32];3)" office:value-type="float" office:value="-8" calcext:value-type="float">
            <text:p>-8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1"/>
          <table:table-cell table:style-name="ce22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-2.66666666666667" calcext:value-type="float" table:number-columns-spanned="2" table:number-rows-spanned="1">
            <text:p>- 8/3 </text:p>
          </table:table-cell>
          <table:covered-table-cell table:style-name="ce257"/>
          <table:table-cell table:style-name="ce257"/>
          <table:table-cell table:style-name="ce256" table:formula="of:=[.F93]" office:value-type="float" office:value="-0.8" calcext:value-type="float" table:number-columns-spanned="2" table:number-rows-spanned="1">
            <text:p>- 4/5 </text:p>
          </table:table-cell>
          <table:covered-table-cell table:style-name="ce198"/>
          <table:table-cell table:style-name="ce198"/>
          <table:table-cell table:style-name="ce256" table:formula="of:=[.F94]" office:value-type="float" office:value="-0.1" calcext:value-type="float" table:number-columns-spanned="2" table:number-rows-spanned="1">
            <text:p>- 1/10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10];[.$B$3:.$N$32];4))" office:value-type="string" office:string-value="Signe de (10x+1)" calcext:value-type="string">
            <text:p>Signe de (10x+1)</text:p>
          </table:table-cell>
          <table:table-cell table:style-name="ce243" table:formula="of:=IF(SIGN([.G92]*([.F92]-1)+[.H92])=1;&quot;+&quot;;&quot;-&quot;)" office:value-type="string" office:string-value="-" calcext:value-type="string">
            <text:p>-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-" calcext:value-type="string">
            <text:p>-</text:p>
          </table:table-cell>
          <table:table-cell table:style-name="ce257" table:formula="of:=IF([.D92]=[.F93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92]*AVERAGE([.F93];[.F94])+[.H92])=1;&quot;+&quot;;&quot;-&quot;)" office:value-type="string" office:string-value="-" calcext:value-type="string">
            <text:p>-</text:p>
          </table:table-cell>
          <table:table-cell table:style-name="ce257" table:formula="of:=IF([.D92]=[.F94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8" table:formula="of:=IF(SIGN([.G92]*([.F94]+1)+[.H92])=1;&quot;+&quot;;&quot;-&quot;)" office:value-type="string" office:string-value="+" calcext:value-type="string">
            <text:p>+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11];[.$B$3:.$N$32];4))" office:value-type="string" office:string-value="Signe de (-5x-4)" calcext:value-type="string">
            <text:p>Signe de (-5x-4)</text:p>
          </table:table-cell>
          <table:table-cell table:style-name="ce243" table:formula="of:=IF(SIGN([.G93]*([.F92]-1)+[.H93])=1;&quot;+&quot;;&quot;-&quot;)" office:value-type="string" office:string-value="+" calcext:value-type="string">
            <text:p>+</text:p>
          </table:table-cell>
          <table:table-cell table:style-name="ce257" table:formula="of:=IF([.D93]=[.F92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93]*AVERAGE([.F93];[.F94])+[.H93])=1;&quot;+&quot;;&quot;-&quot;)" office:value-type="string" office:string-value="-" calcext:value-type="string">
            <text:p>-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93]*([.F94]+1)+[.H93])=1;&quot;+&quot;;&quot;-&quot;)" office:value-type="string" office:string-value="-" calcext:value-type="string">
            <text:p>-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COM.MICROSOFT.CONCAT(&quot;Signe de &quot;;VLOOKUP([.O12];[.$B$3:.$N$32];4))" office:value-type="string" office:string-value="Signe de (-3x-8)" calcext:value-type="string">
            <text:p>Signe de (-3x-8)</text:p>
          </table:table-cell>
          <table:table-cell table:style-name="ce243" table:formula="of:=IF(SIGN([.G94]*([.F92]-1)+[.H94])=1;&quot;+&quot;;&quot;-&quot;)" office:value-type="string" office:string-value="+" calcext:value-type="string">
            <text:p>+</text:p>
          </table:table-cell>
          <table:table-cell table:style-name="ce257" table:formula="of:=IF([.D94]=[.F92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94]*AVERAGE([.F92];[.F93])+[.H94])=1;&quot;+&quot;;&quot;-&quot;)" office:value-type="string" office:string-value="-" calcext:value-type="string">
            <text:p>-</text:p>
          </table:table-cell>
          <table:table-cell table:style-name="ce257" table:formula="of:=IF([.D94]=[.F93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94]*AVERAGE([.F93];[.F94])+[.H94])=1;&quot;+&quot;;&quot;-&quot;)" office:value-type="string" office:string-value="-" calcext:value-type="string">
            <text:p>-</text:p>
          </table:table-cell>
          <table:table-cell table:style-name="ce257" table:formula="of:=IF([.D94]=[.F94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94]*([.F94]+1)+[.H94])=1;&quot;+&quot;;&quot;-&quot;)" office:value-type="string" office:string-value="-" calcext:value-type="string">
            <text:p>-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1 / [(10x+1)(-5x-4)(-3x-8)]" calcext:value-type="string">
            <text:p>Signe de 1 / [(10x+1)(-5x-4)(-3x-8)]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06:17.8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0-16T20:06:53.325000000</dc:date>
    <meta:editing-duration>P1DT2H32M47S</meta:editing-duration>
    <meta:editing-cycles>354</meta:editing-cycles>
    <meta:generator>LibreOffice/6.0.6.2$Windows_X86_64 LibreOffice_project/0c292870b25a325b5ed35f6b45599d2ea4458e77</meta:generator>
    <meta:document-statistic meta:table-count="6" meta:cell-count="1218" meta:object-count="50"/>
  </office:meta>
</office:document-meta>
</file>